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D00000297F7F57E73805DCC8D.png" manifest:media-type="image/png"/>
  <manifest:file-entry manifest:full-path="Pictures/10000000000002D1000003449F9F2604FE8AC23B.png" manifest:media-type="image/png"/>
  <manifest:file-entry manifest:full-path="Pictures/10000000000002D100000195D3B6492568BE080A.png" manifest:media-type="image/png"/>
  <manifest:file-entry manifest:full-path="Pictures/100000000000025600000230D35CE7E7318ECAC2.png" manifest:media-type="image/png"/>
  <manifest:file-entry manifest:full-path="Pictures/10000000000002CD00000193C919E40E76B3B12D.png" manifest:media-type="image/png"/>
  <manifest:file-entry manifest:full-path="Pictures/100000000000022B000002CFFA0EEA47D0851976.png" manifest:media-type="image/png"/>
  <manifest:file-entry manifest:full-path="Pictures/100000000000025D0000036F3936A58DC89BE2A2.png" manifest:media-type="image/png"/>
  <manifest:file-entry manifest:full-path="Pictures/1000000000000248000002629C14E2036A36C8AC.png" manifest:media-type="image/png"/>
  <manifest:file-entry manifest:full-path="Pictures/100000000000026800000287D609C6959E6662E9.png" manifest:media-type="image/png"/>
  <manifest:file-entry manifest:full-path="Pictures/1000000000000300000002DE71BDC5751D539409.png" manifest:media-type="image/png"/>
  <manifest:file-entry manifest:full-path="Pictures/10000000000002AB000001930F31AD475602F782.png" manifest:media-type="image/png"/>
  <manifest:file-entry manifest:full-path="Pictures/100000000000028E00000253045FABBA3F4796E6.png" manifest:media-type="image/png"/>
  <manifest:file-entry manifest:full-path="Pictures/100000000000025A000002C780F0CEEEEDF76A8A.png" manifest:media-type="image/png"/>
  <manifest:file-entry manifest:full-path="Pictures/10000000000003A9000001A16876B7CA1A0F6285.png" manifest:media-type="image/png"/>
  <manifest:file-entry manifest:full-path="Pictures/10000000000003470000029537254F8811132D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d64" officeooo:paragraph-rsid="00102d64"/>
    </style:style>
    <style:style style:name="P2" style:family="paragraph" style:parent-style-name="Standard">
      <style:text-properties officeooo:rsid="001152f7" officeooo:paragraph-rsid="001152f7"/>
    </style:style>
    <style:style style:name="P3" style:family="paragraph" style:parent-style-name="Standard">
      <style:text-properties officeooo:rsid="0012a66c" officeooo:paragraph-rsid="0012a66c"/>
    </style:style>
    <style:style style:name="P4" style:family="paragraph" style:parent-style-name="Standard">
      <style:text-properties officeooo:rsid="0013e082" officeooo:paragraph-rsid="0013e082"/>
    </style:style>
    <style:style style:name="P5" style:family="paragraph" style:parent-style-name="Standard">
      <style:text-properties officeooo:rsid="00158907" officeooo:paragraph-rsid="00158907"/>
    </style:style>
    <style:style style:name="P6" style:family="paragraph" style:parent-style-name="Standard">
      <style:text-properties officeooo:rsid="0015d19e" officeooo:paragraph-rsid="0015d19e"/>
    </style:style>
    <style:style style:name="P7" style:family="paragraph" style:parent-style-name="Standard">
      <style:text-properties officeooo:rsid="0016a033" officeooo:paragraph-rsid="0016a033"/>
    </style:style>
    <style:style style:name="P8" style:family="paragraph" style:parent-style-name="Standard">
      <style:text-properties officeooo:rsid="00180f0a" officeooo:paragraph-rsid="00180f0a"/>
    </style:style>
    <style:style style:name="P9" style:family="paragraph" style:parent-style-name="Standard">
      <style:text-properties officeooo:rsid="0018147a" officeooo:paragraph-rsid="0018147a"/>
    </style:style>
    <style:style style:name="P10" style:family="paragraph" style:parent-style-name="Standard">
      <style:text-properties officeooo:rsid="0018147a" officeooo:paragraph-rsid="0018147a"/>
    </style:style>
    <style:style style:name="P11" style:family="paragraph" style:parent-style-name="Standard">
      <style:text-properties officeooo:rsid="0018147a" officeooo:paragraph-rsid="001981d0"/>
    </style:style>
    <style:style style:name="T1" style:family="text">
      <style:text-properties officeooo:rsid="0012a6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1" text:anchor-type="char" svg:width="17cm" svg:height="19.711cm" draw:z-index="0"><draw:image xlink:href="Pictures/10000000000002D1000003449F9F2604FE8AC23B.png" xlink:type="simple" xlink:show="embed" xlink:actuate="onLoad" draw:mime-type="image/png"/></draw:frame><text:s/></text:p>
      <text:p text:style-name="Standard"><draw:frame draw:style-name="fr5" draw:name="Imagen2" text:anchor-type="char" svg:width="17cm" svg:height="9.548cm" draw:z-index="1"><draw:image xlink:href="Pictures/10000000000002D100000195D3B6492568BE080A.png" xlink:type="simple" xlink:show="embed" xlink:actuate="onLoad" draw:mime-type="image/png"/></draw:frame><text:soft-page-break/><text:s/></text:p>
      <text:p text:style-name="Standard"/>
      <text:p text:style-name="P1">1. </text:p>
      <text:p text:style-name="P1"/>
      <text:p text:style-name="P1"><draw:frame draw:style-name="fr3" draw:name="Imagen3" text:anchor-type="char" svg:width="8.082cm" svg:height="7.567cm" draw:z-index="2"><draw:image xlink:href="Pictures/100000000000025600000230D35CE7E7318ECAC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3">2. </text:p>
      <text:p text:style-name="P1"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1.295cm" svg:y="0.002cm" svg:width="8.474cm" svg:height="8.901cm" draw:z-index="3"><draw:image xlink:href="Pictures/100000000000026800000287D609C6959E6662E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2">3.<text:span text:style-name="T1">1 con for</text:span></text:p>
      <text:p text:style-name="P2"/>
      <text:p text:style-name="P2"><draw:frame draw:style-name="fr3" draw:name="Imagen5" text:anchor-type="char" svg:width="8.505cm" svg:height="10.045cm" draw:z-index="4"><draw:image xlink:href="Pictures/100000000000025A000002C780F0CEEEEDF76A8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3">3.2. con let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n6" text:anchor-type="char" svg:width="8.881cm" svg:height="11.506cm" draw:z-index="5"><draw:image xlink:href="Pictures/100000000000022B000002CFFA0EEA47D085197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>4.</text:p>
      <text:p text:style-name="P3"/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3" draw:name="Imagen7" text:anchor-type="char" svg:width="9.306cm" svg:height="13.52cm" draw:z-index="6"><draw:image xlink:href="Pictures/100000000000025D0000036F3936A58DC89BE2A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4"/>
      <text:p text:style-name="P4"/>
      <text:p text:style-name="P4"/>
      <text:p text:style-name="P4"/>
      <text:p text:style-name="P4"><text:soft-page-break/></text:p>
      <text:p text:style-name="P4">5.</text:p>
      <text:p text:style-name="P4"/>
      <text:p text:style-name="P4"><draw:frame draw:style-name="fr2" draw:name="Imagen8" text:anchor-type="char" svg:width="12.474cm" svg:height="7.361cm" draw:z-index="7"><draw:image xlink:href="Pictures/10000000000002AB000001930F31AD475602F78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6.</text:p>
      <text:p text:style-name="P5"/>
      <text:p text:style-name="P5"><draw:frame draw:style-name="fr4" draw:name="Imagen9" text:anchor-type="char" svg:width="17cm" svg:height="7.565cm" draw:z-index="8"><draw:image xlink:href="Pictures/10000000000003A9000001A16876B7CA1A0F6285.png" xlink:type="simple" xlink:show="embed" xlink:actuate="onLoad" draw:mime-type="image/png"/></draw:frame><text:s/></text:p>
      <text:p text:style-name="P5"/>
      <text:p text:style-name="P6">7.</text:p>
      <text:p text:style-name="P6"><draw:frame draw:style-name="fr3" draw:name="Imagen10" text:anchor-type="char" svg:width="8.814cm" svg:height="7.04cm" draw:z-index="9"><draw:image xlink:href="Pictures/1000000000000300000002DE71BDC5751D53940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/text:p>
      <text:p text:style-name="P7">8.</text:p>
      <text:p text:style-name="P7"><draw:frame draw:style-name="fr2" draw:name="Imagen11" text:anchor-type="char" svg:width="13.998cm" svg:height="7.867cm" draw:z-index="10"><draw:image xlink:href="Pictures/10000000000002CD00000193C919E40E76B3B12D.png" xlink:type="simple" xlink:show="embed" xlink:actuate="onLoad" draw:mime-type="image/png"/></draw:frame><text:s/></text:p>
      <text:p text:style-name="P7"/>
      <text:p text:style-name="P8">9.</text:p>
      <text:p text:style-name="P8"><draw:frame draw:style-name="fr2" draw:name="Imagen12" text:anchor-type="char" svg:width="14.279cm" svg:height="11.248cm" draw:z-index="11"><draw:image xlink:href="Pictures/10000000000003470000029537254F8811132D87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0.</text:p>
      <text:p text:style-name="P8"><draw:frame draw:style-name="fr2" draw:name="Imagen13" text:anchor-type="char" svg:width="9.592cm" svg:height="8.726cm" draw:z-index="12"><draw:image xlink:href="Pictures/100000000000028E00000253045FABBA3F4796E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/>
      <text:p text:style-name="P9">11.<draw:frame draw:style-name="fr2" draw:name="Imagen14" text:anchor-type="char" svg:width="11.617cm" svg:height="9.29cm" draw:z-index="13"><draw:image xlink:href="Pictures/100000000000033D00000297F7F57E73805DCC8D.png" xlink:type="simple" xlink:show="embed" xlink:actuate="onLoad" draw:mime-type="image/png"/></draw:frame></text:p>
      <text:p text:style-name="P9"/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tab/><text:tab/><text:tab/><text:tab/></text:p>
      <text:p text:style-name="P9">12.</text:p>
      <text:p text:style-name="P9"><draw:frame draw:style-name="fr1" draw:name="Imagen15" text:anchor-type="char" svg:x="2.923cm" svg:y="0.758cm" svg:width="9.543cm" svg:height="9.968cm" draw:z-index="14"><draw:image xlink:href="Pictures/1000000000000248000002629C14E2036A36C8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02:14.007020058</meta:creation-date>
    <dc:date>2025-01-21T09:10:15.803805650</dc:date>
    <meta:editing-duration>PT5M28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8" meta:paragraph-count="29" meta:word-count="17" meta:character-count="569" meta:non-whitespace-character-count="44"/>
  </office:meta>
</office:document-meta>
</file>